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157.43mm"/>
    </style:style>
    <style:style style:name="co3" style:family="table-column">
      <style:table-column-properties fo:break-before="auto" style:column-width="14.55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8.47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0.32mm" fo:break-before="auto" style:use-optimal-row-height="false"/>
    </style:style>
    <style:style style:name="ro13" style:family="table-row">
      <style:table-row-properties style:row-height="9.53mm" fo:break-before="auto" style:use-optimal-row-height="false"/>
    </style:style>
    <style:style style:name="ro14" style:family="table-row">
      <style:table-row-properties style:row-height="10.85mm" fo:break-before="auto" style:use-optimal-row-height="false"/>
    </style:style>
    <style:style style:name="ro15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13.49mm" fo:break-before="auto" style:use-optimal-row-height="false"/>
    </style:style>
    <style:style style:name="ro17" style:family="table-row">
      <style:table-row-properties style:row-height="11.38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ro19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2" table:formula="of:=&quot;Календарне планування з інформатики для 11 класу на &quot;&amp;['file://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'#$Календар.A1]" office:value-type="string" office:string-value="Календарне планування з інформатики для 11 класу на 2017/2018 н.р." calcext:value-type="string" table:number-columns-spanned="4" table:number-rows-spanned="1">
            <text:p>Календарне планування з інформатики для 11 класу на 2017/2018 н.р.</text:p>
          </table:table-cell>
          <table:covered-table-cell table:number-columns-repeated="3"/>
          <table:table-cell table:style-name="ce14" office:value-type="string" calcext:value-type="string">
            <text:p>2 год/тижд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4"/>
          <table:table-cell table:style-name="ce7" office:value-type="string" calcext:value-type="string">
            <text:p>Базові поняття програмування. Засоби візуальної розробки програм (9 год.)</text:p>
          </table:table-cell>
          <table:table-cell table:number-columns-repeated="2" table:style-name="ce11" office:value-type="string" calcext:value-type="string">
            <text:p>11-А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Поняття програми як автоматизованої систе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Конструювання лінійних алгоритмів та їх графічне под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Принципи роботи у візуальному середовищі розробки програ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Практична робота №1. Створення й виконання програмного проекту. Використання елементів управлі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Поняття оператора. Редагування і написання коду обробників подій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Конструювання інтерфейсу користувача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Поняття змінної. Поняття операції та вираз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Практична робота №2. Введення й виведення даних, робота зі змінни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Практична робота №3. Налагодження програ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/>
          <table:table-cell table:style-name="ce7" office:value-type="string" calcext:value-type="string">
            <text:p>Основи структурного програмування (19 год.)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Запис логічних виразів мовою програмув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Оператори одно- дво- та поліальтернативного розгалуження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Реалізація розгалужень з використанням прапорців та груп перемикач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4" office:value-type="string" calcext:value-type="string">
            <text:p>Вкладені розгалуже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4" office:value-type="string" calcext:value-type="string">
            <text:p>Практична робота №4. Складання програм з розгалуженнями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4" office:value-type="string" calcext:value-type="string">
            <text:p>Поняття підпрограми та її аргумент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4" office:value-type="string" calcext:value-type="string">
            <text:p>Стандартні підпрограми та підпрограми користувача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4" office:value-type="string" calcext:value-type="string">
            <text:p>Стандартні підпрограми, призначені для роботи з графікою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Практична робота №5. Використання підпрограм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4" office:value-type="string" calcext:value-type="string">
            <text:p>Алгоритмічна конструкція повторення та її графічне подання. Оператори цикл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4" office:value-type="string" calcext:value-type="string">
            <text:p>Складання та програмна реалізація циклічних алгоритм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4" office:value-type="string" calcext:value-type="string">
            <text:p>Вкладені цикл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Практична робота №6. Програмування циклічних обчисле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Поняття масиву. Оголошення одновимірного масиву. Індексація елементів масив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7">
          <table:table-cell table:style-name="ce5" office:value-type="float" office:value="24" calcext:value-type="float">
            <text:p>24</text:p>
          </table:table-cell>
          <table:table-cell table:style-name="ce4" office:value-type="string" calcext:value-type="string">
            <text:p>Уведення даних у масив та відображення його вміс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4" office:value-type="string" calcext:value-type="string">
            <text:p>Пошук даних у масиві. 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Обчислення підсумкових показників для числового масиву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8">
          <table:table-cell table:style-name="ce5" office:value-type="float" office:value="27" calcext:value-type="float">
            <text:p>27</text:p>
          </table:table-cell>
          <table:table-cell table:style-name="ce4" office:value-type="string" calcext:value-type="string">
            <text:p>Обчислення підсумкових характеристик для елементів, що задовольняють певним властивостя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4" office:value-type="string" calcext:value-type="string">
            <text:p>Вибирання елементів з масиву за певним критеріє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Сортування масивів. Практична робота №7. Опрацювання одновимірних масивів.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Узагальнення з теми Основи алгоритмізації та програмув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Бази даних (1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9">
          <table:table-cell table:style-name="ce5" office:value-type="float" office:value="31" calcext:value-type="float">
            <text:p>31</text:p>
          </table:table-cell>
          <table:table-cell table:style-name="ce4" office:value-type="string" calcext:value-type="string">
            <text:p>Поняття моделі даних, баз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0">
          <table:table-cell table:style-name="ce5" office:value-type="float" office:value="32" calcext:value-type="float">
            <text:p>32</text:p>
          </table:table-cell>
          <table:table-cell table:style-name="ce4" office:value-type="string" calcext:value-type="string">
            <text:p>Модель «сутність-зв’язок»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Поняття таблиці, поля, запису. Основні етапи роботи з базами даних в середовищі системи управління базам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34" calcext:value-type="float">
            <text:p>34</text:p>
          </table:table-cell>
          <table:table-cell table:style-name="ce4" office:value-type="string" calcext:value-type="string">
            <text:p>Практична робота №8. Розробка моделі «сутність-зв’язок» заданої предметної області. 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35" calcext:value-type="float">
            <text:p>35</text:p>
          </table:table-cell>
          <table:table-cell table:style-name="ce4" office:value-type="string" calcext:value-type="string">
            <text:p>Створення бази даних в середовищі СКБД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4" office:value-type="string" calcext:value-type="string">
            <text:p>Операції з таблицями. Створення зв’язків між таблиця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4" office:value-type="string" calcext:value-type="string">
            <text:p>Інтерфейс користувача бази даних. Форми.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2">
          <table:table-cell table:style-name="ce5" office:value-type="float" office:value="38" calcext:value-type="float">
            <text:p>38</text:p>
          </table:table-cell>
          <table:table-cell table:style-name="ce4" office:value-type="string" calcext:value-type="string">
            <text:p>Сортування, пошук і фільтрація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3">
          <table:table-cell table:style-name="ce5" office:value-type="float" office:value="39" calcext:value-type="float">
            <text:p>39</text:p>
          </table:table-cell>
          <table:table-cell table:style-name="ce4" office:value-type="string" calcext:value-type="string">
            <text:p>Практична робота №9. Форми. Введення даних. Сортування, фільтрація і пошук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Вибирання даних. Поняття запиту до реляційної баз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4" office:value-type="string" calcext:value-type="string">
            <text:p>Операції з групами запис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4">
          <table:table-cell table:style-name="ce5" office:value-type="float" office:value="42" calcext:value-type="float">
            <text:p>42</text:p>
          </table:table-cell>
          <table:table-cell table:style-name="ce4" office:value-type="string" calcext:value-type="string">
            <text:p>Редагування запитів, звітів і форм з використанням конструктора. Практична робота №10. Створення запитів і звіт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0" office:value-type="string" calcext:value-type="string">
            <text:p>Узагальнення з теми Бази даних. СУБД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Створення, публікація та підтримка веб-ресурсів (6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4" office:value-type="string" calcext:value-type="string">
            <text:p>Структура веб-сайтів, різновиди веб-сайтів. Різновиди веб-сторінок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4" office:value-type="string" calcext:value-type="string">
            <text:p>Поняття про системи керування вмістом сайту. Основи веб-дизайн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8">
          <table:table-cell table:style-name="ce5" office:value-type="float" office:value="46" calcext:value-type="float">
            <text:p>46</text:p>
          </table:table-cell>
          <table:table-cell table:style-name="ce4" office:value-type="string" calcext:value-type="string">
            <text:p>Поняття про засоби автоматизованого розроблення веб-сайтів, редактор веб-сайтів з графічним інтерфейсо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4" office:value-type="string" calcext:value-type="string">
            <text:p>Практична робота № 11. Автоматизоване створення веб-сайту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4" office:value-type="string" calcext:value-type="string">
            <text:p>Поняття блогу, різновиди блогів. Створення й оформлення бло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4" office:value-type="string" calcext:value-type="string">
            <text:p>Практична робота № 12. Створення і ведення власного бло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Основи створення комп’ютерних публікацій (3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4" office:value-type="string" calcext:value-type="string">
            <text:p>Знайомство з комп’ютерними публікація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5">
          <table:table-cell table:style-name="ce5" office:value-type="float" office:value="51" calcext:value-type="float">
            <text:p>51</text:p>
          </table:table-cell>
          <table:table-cell table:style-name="ce4" office:value-type="string" calcext:value-type="string">
            <text:p>Види публікацій та їх шаблони. Структура публікац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52" calcext:value-type="float">
            <text:p>52</text:p>
          </table:table-cell>
          <table:table-cell table:style-name="ce4" office:value-type="string" calcext:value-type="string">
            <text:p>Поширення публікації. Практична робота №13. Створення інформаційного бюлетеня і букле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Обробка мультимедійних даних (3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4" office:value-type="string" calcext:value-type="string">
            <text:p>Основи роботи з мультимедіа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4" office:value-type="string" calcext:value-type="string">
            <text:p>Основи обробки мультимедійних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Редагування мультимедійних даних. Практична робота №14. Створення відеокліп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6">
          <table:table-cell table:style-name="ce4"/>
          <table:table-cell table:style-name="ce7" office:value-type="string" calcext:value-type="string">
            <text:p>Інтегроване використання засобів опрацювання електронних документів (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4" office:value-type="string" calcext:value-type="string">
            <text:p>Обмін даними між різними програмними середовища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57" calcext:value-type="float">
            <text:p>57</text:p>
          </table:table-cell>
          <table:table-cell table:style-name="ce4" office:value-type="string" calcext:value-type="string">
            <text:p>Практична робота №15. Виконання завдань з опрацювання даних у кількох програмних середовищах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7">
          <table:table-cell table:style-name="ce4"/>
          <table:table-cell table:style-name="ce7" office:value-type="string" calcext:value-type="string">
            <text:p>Спільна робота з документами. Розробка колективного проекту (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9">
          <table:table-cell table:style-name="ce5" office:value-type="float" office:value="58" calcext:value-type="float">
            <text:p>58</text:p>
          </table:table-cell>
          <table:table-cell table:style-name="ce4" office:value-type="string" calcext:value-type="string">
            <text:p>Служби онлайнового документообі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4" office:value-type="string" calcext:value-type="string">
            <text:p>Практична робота №16. Розробка проек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Інформаційні технології в навчанні (8 год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4" office:value-type="string" calcext:value-type="string">
            <text:p>Математичний процесор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4" office:value-type="string" calcext:value-type="string">
            <text:p>Практична робота №17. Автоматизація математичних обчисле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62" calcext:value-type="float">
            <text:p>62</text:p>
          </table:table-cell>
          <table:table-cell table:style-name="ce4" office:value-type="string" calcext:value-type="string">
            <text:p>Побудова графіка функції однієї змінної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4" office:value-type="string" calcext:value-type="string">
            <text:p>Практична робота №18. Побудова графіків функції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4" office:value-type="string" calcext:value-type="string">
            <text:p>Розвязування задач на пошук екстремум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8">
          <table:table-cell table:style-name="ce5" office:value-type="float" office:value="65" calcext:value-type="float">
            <text:p>65</text:p>
          </table:table-cell>
          <table:table-cell table:style-name="ce4" office:value-type="string" calcext:value-type="string">
            <text:p>Практична робота №19. Знаходження наближених значень розв’язків рівнянь і систем рівня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4" office:value-type="string" calcext:value-type="string">
            <text:p>Віртуальні лабораторії, інтерактивні моделі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4" office:value-type="string" calcext:value-type="string">
            <text:p>Практична робота №20. Використання програмних засобів при вивченні фізики, хімії та біолог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Узагальнення з теми Інформаційні технології персональної та колективної комунікац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9" table:number-rows-repeated="104849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'file://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'#Календар" table:print="false" table:style-name="ta_extref">
        <table:table-source xlink:type="simple" xlink:href="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" table:table-name="Календар" table:filter-name="calc8" table:mode="copy-results-only"/>
        <table:table-column/>
        <table:table-row>
          <table:table-cell table:style-name="ce1" office:value-type="string">
            <text:p>2017/2018 н.р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3">
      <number:day number:style="long"/>
      <number:text>/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7:30:46.356657811</meta:creation-date>
    <dc:date>2017-10-01T17:47:20.024259111</dc:date>
    <meta:editing-duration>PT8M47S</meta:editing-duration>
    <meta:editing-cycles>3</meta:editing-cycles>
    <meta:generator>LibreOffice/5.4.1.2$Linux_X86_64 LibreOffice_project/40m0$Build-2</meta:generator>
    <meta:document-statistic meta:table-count="1" meta:cell-count="149" meta:object-count="0"/>
  </office:meta>
</office:document-meta>
</file>